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officeooo:rsid="000f2070" officeooo:paragraph-rsid="000f2070"/>
    </style:style>
    <style:style style:name="P2" style:family="paragraph" style:parent-style-name="Standard">
      <style:paragraph-properties fo:line-height="200%"/>
      <style:text-properties style:font-name="Times New Roman" fo:font-weight="normal" officeooo:rsid="000f208d" officeooo:paragraph-rsid="000f208d" style:font-weight-asian="normal" style:font-weight-complex="normal"/>
    </style:style>
    <style:style style:name="P3" style:family="paragraph" style:parent-style-name="Standard">
      <style:paragraph-properties fo:line-height="200%"/>
      <style:text-properties style:font-name="Times New Roman" fo:font-weight="normal" officeooo:rsid="0011540e" officeooo:paragraph-rsid="0011540e" style:font-weight-asian="normal" style:font-weight-complex="normal"/>
    </style:style>
    <style:style style:name="P4" style:family="paragraph" style:parent-style-name="Standard">
      <style:paragraph-properties fo:line-height="200%"/>
      <style:text-properties style:font-name="Times New Roman" fo:font-weight="normal" officeooo:rsid="001a53b9" officeooo:paragraph-rsid="001a53b9" style:font-weight-asian="normal" style:font-weight-complex="normal"/>
    </style:style>
    <style:style style:name="P5" style:family="paragraph" style:parent-style-name="Standard">
      <style:paragraph-properties fo:line-height="200%"/>
      <style:text-properties style:font-name="Times New Roman" fo:font-weight="bold" officeooo:rsid="000f208d" officeooo:paragraph-rsid="000f208d" style:font-weight-asian="bold" style:font-weight-complex="bold"/>
    </style:style>
    <style:style style:name="T1" style:family="text">
      <style:text-properties officeooo:rsid="001e2f9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25876" style:font-style-asian="normal" style:font-style-complex="normal"/>
    </style:style>
    <style:style style:name="T5" style:family="text">
      <style:text-properties officeooo:rsid="0013ec35"/>
    </style:style>
    <style:style style:name="T6" style:family="text">
      <style:text-properties officeooo:rsid="00173e78"/>
    </style:style>
    <style:style style:name="T7" style:family="text">
      <style:text-properties officeooo:rsid="0018a1cf"/>
    </style:style>
    <style:style style:name="T8" style:family="text">
      <style:text-properties officeooo:rsid="001a62fb"/>
    </style:style>
    <style:style style:name="T9" style:family="text">
      <style:text-properties officeooo:rsid="001c35ce"/>
    </style:style>
    <style:style style:name="T10" style:family="text">
      <style:text-properties officeooo:rsid="001f5f6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lementation:</text:p>
      <text:p text:style-name="P4"><text:tab/>The first change I made to the author's code was to change the BinaryStdIn and BinaryStdOut classes to create instances based on InputStreams and PrintStreams. I removed the singleton pattern private constructor and changed all static methods to instance methods. The extraneous main methods were also removed. <text:span text:style-name="T8">I changed the compress and expand methods of LZW to take input and output File parameters and instanciate its own binary input and output streams. </text:span>This allowed me to remove the strange I/O redirection from the execution call, and additionally allowed me to write automated tests to verify the data integrity of the compressed/decompressed copies. <text:span text:style-name="T10">The now-unnecessary Queue, StdIn and StdOut classes were removed.</text:span></text:p>
      <text:p text:style-name="P2"><text:tab/><text:span text:style-name="T8">I then implemented the Reset code with an Enum parameter to compress selecting the method, and wrote the first two bits (anticipating three states) to the file as a flag. This was relatively straight forward, as both compress and expand simply added a new codeword to the table if possible, or reset the table if not (depending on a switch statement for reset or do nothing). Next I tried to add Monitor to both by counting number of codewords times codeword width and number of characters times eight, and switching among do nothing, reset, and monitor. However, I could not get expand to reset at the correct time, and so corrupted the copy data. I eventually abandonded this track and had compress write a reserved “clear code” whenever it cleared its table. This allowed expand to ignore monitoring, and simply use two states—no reset, or possible reset—reducing the initial flag to one bit. Now, before parsing the read-in codeword, expand checks for CLEAR as well as EOF. I did spend hours debugging before realizing that all the initial setup for expand (reading, decoding, and writing a single codeword directly) was necessary after each table reset to avoid writing off-by-one data.</text:span></text:p>
      <text:p text:style-name="P2"><text:tab/><text:span text:style-name="T9">After reset and monitor were implemented correctly, variable bit-width was simple. Compress simply checked if it could expand the bitwidth when the current number of codewords were all used </text:span><text:soft-page-break/><text:span text:style-name="T9">before entering the reset/monitor/none switch. The bit-width starting value and maximum are static constants, but each method holds its own local current-width and available-codewords, which it recalculates as necessary. <text:s/>Expand was equaly trivial, but the bit-width was expanded when there was one codeword remaining to remain in sync with compress.</text:span></text:p>
      <text:p text:style-name="P2"><text:tab/><text:span text:style-name="T9">In addition to the above I changed most of the variable names for clarity, and altered the order of statements in the expand method. For testing purposes I also edited the original LZW program to work correctly with the new BinaryStdIn and BinaryStdOut classes.</text:span></text:p>
      <text:p text:style-name="P5">Space Savings:</text:p>
      <text:p text:style-name="P3"><draw:frame draw:style-name="fr1" draw:name="Object1" text:anchor-type="paragraph" svg:width="6.7638in" svg:height="3.4618in" draw:z-index="0"><draw:object xlink:href="./Object 1" xlink:type="simple" xlink:show="embed" xlink:actuate="onLoad"/><draw:image xlink:href="./ObjectReplacements/Object 1" xlink:type="simple" xlink:show="embed" xlink:actuate="onLoad"/></draw:frame><text:tab/>In terms of space savings, <text:span text:style-name="T6">among</text:span> our implementations the Monitor-Reset method gave the best compression overall. Although for many individual files the pure Reset algorithm gave more compression, it also caused worse expansion on files it could not compress. <text:span text:style-name="T7">This is reasonable, since the Montir-Reset algorithm depends on the data it is compressing to achieve the best possible compression.</text:span> The original 9-bit LZW algorithm performed poorest of all, simply not having the codewords to handle the patterns present in even relatively small files. The UNIX compress program <text:soft-page-break/>performed best of all however, not because it gave significantly more compression (in fact, it was slightly less than the other 9-16 variable bit programs), but rather because if it could not compress a file it simply <text:span text:style-name="T2">left it uncompressed</text:span><text:span text:style-name="T3"> rather than expanding it. This is obvious for the LZW-compressed Lego-big.gif and lossy frosty.jpg files.</text:span></text:p>
      <text:p text:style-name="P3"><text:span text:style-name="T3"><text:tab/></text:span><text:span text:style-name="T4">Ignoring the wacky.bmp file, which must have been intentionally crafted with significant exploitable patterns, the best compression was seen on bmps.tar archive file. This is most likely because of the large amount of relatively homogenous (and evidently uncompressed) data inherent to the bitmaps, which include the file wacky.bmp. Additionally, the text files all compressed well, any human-readable data generally being necessarily very pattern-dense.</text:span></text:p>
      <text:p text:style-name="P2"><text:tab/><text:span text:style-name="T5">The worst compression was obviously seen on already compressed data, which universally resulted in data expansion unless checked as a special case. Ignoring cases of expansion or zero compression, however, and (ironically) the worst-compressed file was LZWmod.class itself. This is likely due to the relatively less pattnered nature of machine code (or byte code in this instance), especially in such a small fil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New Roman" officeooo:rsid="000f2070" officeooo:paragraph-rsid="000f2070"/>
    </style:style>
    <style:style style:name="MT1" style:family="text">
      <style:text-properties officeooo:rsid="001e2f9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linton Liddick</text:p>
        <text:p text:style-name="MP1">CS1501 – Assignment 3</text:p>
        <text:p text:style-name="MP1">06/2<text:span text:style-name="MT1">8</text:span>/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7T15:47:01.025059000</meta:creation-date>
    <dc:date>2014-06-28T11:10:34.487330000</dc:date>
    <meta:editing-duration>PT1H41M18S</meta:editing-duration>
    <meta:editing-cycles>11</meta:editing-cycles>
    <meta:generator>LibreOffice/4.2.1.1$MacOSX_x86 LibreOffice_project/d7dbbd7842e6a58b0f521599204e827654e1fb8b</meta:generator>
    <meta:document-statistic meta:table-count="0" meta:image-count="0" meta:object-count="1" meta:page-count="3" meta:paragraph-count="12" meta:word-count="713" meta:character-count="4579" meta:non-whitespace-character-count="38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17in"/>
    </style:style>
    <style:style style:name="co2" style:family="table-column">
      <style:table-column-properties fo:break-before="auto" style:column-width="0.8in"/>
    </style:style>
    <style:style style:name="co3" style:family="table-column">
      <style:table-column-properties fo:break-before="auto" style:column-width="0.628in"/>
    </style:style>
    <style:style style:name="co4" style:family="table-column">
      <style:table-column-properties fo:break-before="auto" style:column-width="0.818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style:font-name="Times New Roma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3" style:family="table-cell" style:parent-style-name="Default">
      <style:table-cell-properties style:text-align-source="fix" style:repeat-content="false" fo:border="0.06pt solid #000000"/>
      <style:paragraph-properties fo:text-align="center" fo:margin-left="0in"/>
      <style:text-properties style:text-position="" style:font-name="Times New Roman" fo:font-weight="bold" style:font-weight-asian="bold" style:font-weight-complex="bold"/>
    </style:style>
    <style:style style:name="ce4" style:family="table-cell" style:parent-style-name="Default" style:data-style-name="N11">
      <style:table-cell-properties fo:border-bottom="none" fo:background-color="#ff0000"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5" style:family="table-cell" style:parent-style-name="Default" style:data-style-name="N11">
      <style:table-cell-properties fo:border-bottom="none"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6" style:family="table-cell" style:parent-style-name="Default" style:data-style-name="N11">
      <style:table-cell-properties fo:border-bottom="none" fo:background-color="#66ff66" style:text-align-source="fix" style:repeat-content="false" fo:border-left="0.06pt solid #000000" fo:border-right="0.06pt solid #000000" fo:border-top="none"/>
      <style:paragraph-properties fo:text-align="center" fo:margin-left="0in"/>
      <style:text-properties style:text-position="" style:font-name="Times New Roman"/>
    </style:style>
    <style:style style:name="ce7" style:family="table-cell" style:parent-style-name="Default" style:data-style-name="N11">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style:text-position="" style:font-name="Times New Roman"/>
    </style:style>
    <style:style style:name="ce8" style:family="table-cell" style:parent-style-name="Default" style:data-style-name="N11">
      <style:table-cell-properties style:text-align-source="fix" style:repeat-content="false" fo:border="0.06pt solid #000000"/>
      <style:paragraph-properties fo:text-align="center" fo:margin-left="0in"/>
      <style:text-properties style:text-position="" style:font-name="Times New Roman"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font-name="Times New Roman"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style:font-name="Times New Roman"/>
    </style:style>
    <style:style style:name="ce11" style:family="table-cell" style:parent-style-name="Default">
      <style:table-cell-properties style:text-align-source="fix" style:repeat-content="false" fo:border="0.06pt solid #000000"/>
      <style:paragraph-properties fo:text-align="center" fo:margin-left="0in"/>
      <style:text-properties style:font-name="Times New Roman" fo:font-weight="bold" style:font-weight-asian="bold" style:font-weight-complex="bold"/>
    </style:style>
    <style:style style:name="ce12" style:family="table-cell" style:parent-style-name="Default" style:data-style-name="N11">
      <style:table-cell-properties fo:border-bottom="none" fo:background-color="#ff0000" style:text-align-source="fix" style:repeat-content="false" fo:border-left="0.06pt solid #000000" fo:border-right="0.06pt solid #000000" fo:border-top="none"/>
      <style:paragraph-properties fo:text-align="center" fo:margin-left="0in"/>
      <style:text-properties style:font-name="Times New Roman"/>
    </style:style>
    <style:style style:name="ce13" style:family="table-cell" style:parent-style-name="Default" style:data-style-name="N11">
      <style:table-cell-properties fo:border-bottom="none" style:text-align-source="fix" style:repeat-content="false" fo:border-left="0.06pt solid #000000" fo:border-right="0.06pt solid #000000" fo:border-top="none"/>
      <style:paragraph-properties fo:text-align="center" fo:margin-left="0in"/>
      <style:text-properties style:font-name="Times New Roman"/>
    </style:style>
    <style:style style:name="ce14" style:family="table-cell" style:parent-style-name="Default" style:data-style-name="N11">
      <style:table-cell-properties fo:border-bottom="none" fo:background-color="#66ff66" style:text-align-source="fix" style:repeat-content="false" fo:border-left="0.06pt solid #000000" fo:border-right="0.06pt solid #000000" fo:border-top="none"/>
      <style:paragraph-properties fo:text-align="center" fo:margin-left="0in"/>
      <style:text-properties style:font-name="Times New Roman"/>
    </style:style>
    <style:style style:name="ce15" style:family="table-cell" style:parent-style-name="Default" style:data-style-name="N11">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style:font-name="Times New Roman"/>
    </style:style>
    <style:style style:name="ce16" style:family="table-cell" style:parent-style-name="Default" style:data-style-name="N11">
      <style:table-cell-properties style:text-align-source="fix" style:repeat-content="false" fo:border="0.06pt solid #000000"/>
      <style:paragraph-properties fo:text-align="center" fo:margin-left="0in"/>
      <style:text-properties style:font-name="Times New Roman" fo:font-weight="bold" style:font-weight-asian="bold" style:font-weight-complex="bold"/>
    </style:style>
  </office:automatic-styles>
  <office:body>
    <office:spreadsheet>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3"/>
        <table:table-column table:style-name="co3" table:default-cell-style-name="ce10"/>
        <table:table-column table:style-name="co4" table:default-cell-style-name="ce13"/>
        <table:table-column table:style-name="co3" table:default-cell-style-name="ce10"/>
        <table:table-column table:style-name="co4" table:default-cell-style-name="ce13"/>
        <table:table-column table:style-name="co3" table:default-cell-style-name="ce10"/>
        <table:table-column table:style-name="co4" table:default-cell-style-name="ce13"/>
        <table:table-column table:style-name="co3" table:default-cell-style-name="ce10"/>
        <table:table-column table:style-name="co4" table:default-cell-style-name="ce13"/>
        <table:table-row table:style-name="ro1">
          <table:table-cell table:style-name="ce9" office:value-type="string" calcext:value-type="string" table:number-columns-spanned="1" table:number-rows-spanned="2">
            <text:p>File</text:p>
          </table:table-cell>
          <table:table-cell table:style-name="ce9" office:value-type="string" calcext:value-type="string" table:number-columns-spanned="1" table:number-rows-spanned="2">
            <text:p>Original Size</text:p>
          </table:table-cell>
          <table:table-cell table:style-name="ce9" office:value-type="string" calcext:value-type="string" table:number-columns-spanned="2" table:number-rows-spanned="1">
            <text:p>No Reset</text:p>
          </table:table-cell>
          <table:covered-table-cell table:style-name="ce9"/>
          <table:table-cell table:style-name="ce9" office:value-type="string" calcext:value-type="string" table:number-columns-spanned="2" table:number-rows-spanned="1">
            <text:p>Reset</text:p>
          </table:table-cell>
          <table:covered-table-cell table:style-name="ce9"/>
          <table:table-cell table:style-name="ce9" office:value-type="string" calcext:value-type="string" table:number-columns-spanned="2" table:number-rows-spanned="1">
            <text:p>Monitor</text:p>
          </table:table-cell>
          <table:covered-table-cell table:style-name="ce9"/>
          <table:table-cell table:style-name="ce9" office:value-type="string" calcext:value-type="string" table:number-columns-spanned="2" table:number-rows-spanned="1">
            <text:p>Compress</text:p>
          </table:table-cell>
          <table:covered-table-cell table:style-name="ce9"/>
          <table:table-cell table:style-name="ce9" office:value-type="string" calcext:value-type="string" table:number-columns-spanned="2" table:number-rows-spanned="1">
            <text:p>LZW</text:p>
          </table:table-cell>
          <table:covered-table-cell table:style-name="ce9"/>
        </table:table-row>
        <table:table-row table:style-name="ro1">
          <table:covered-table-cell table:number-columns-repeated="2"/>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cell office:value-type="string" calcext:value-type="string">
            <text:p>Size</text:p>
          </table:table-cell>
          <table:table-cell table:style-name="ce10" office:value-type="string" calcext:value-type="string">
            <text:p>Space Savings</text:p>
          </table:table-cell>
        </table:table-row>
        <table:table-row table:style-name="ro1">
          <table:table-cell office:value-type="string" calcext:value-type="string">
            <text:p>Lego-big.gif</text:p>
          </table:table-cell>
          <table:table-cell office:value-type="float" office:value="93371" calcext:value-type="float">
            <text:p>93371</text:p>
          </table:table-cell>
          <table:table-cell office:value-type="float" office:value="122493" calcext:value-type="float">
            <text:p>122493</text:p>
          </table:table-cell>
          <table:table-cell table:style-name="ce12" table:formula="of:=1-[.C3]/[.B3]" office:value-type="percentage" office:value="-0.311895556436153" calcext:value-type="percentage">
            <text:p/>
          </table:table-cell>
          <table:table-cell office:value-type="float" office:value="122493" calcext:value-type="float">
            <text:p>122493</text:p>
          </table:table-cell>
          <table:table-cell table:formula="of:=1-[.E3]/[.B3]" office:value-type="percentage" office:value="-0.311895556436153" calcext:value-type="percentage">
            <text:p/>
          </table:table-cell>
          <table:table-cell office:value-type="float" office:value="122493" calcext:value-type="float">
            <text:p>122493</text:p>
          </table:table-cell>
          <table:table-cell table:style-name="ce12" table:formula="of:=1-[.G3]/[.B3]" office:value-type="percentage" office:value="-0.311895556436153" calcext:value-type="percentage">
            <text:p/>
          </table:table-cell>
          <table:table-cell office:value-type="float" office:value="93371" calcext:value-type="float">
            <text:p>93371</text:p>
          </table:table-cell>
          <table:table-cell table:style-name="ce12" table:formula="of:=1-[.I3]/[.B3]" office:value-type="percentage" office:value="0" calcext:value-type="percentage">
            <text:p/>
          </table:table-cell>
          <table:table-cell office:value-type="float" office:value="128973" calcext:value-type="float">
            <text:p>128973</text:p>
          </table:table-cell>
          <table:table-cell table:formula="of:=1-[.K3]/[.B3]" office:value-type="percentage" office:value="-0.381296119780232" calcext:value-type="percentage">
            <text:p/>
          </table:table-cell>
        </table:table-row>
        <table:table-row table:style-name="ro1">
          <table:table-cell office:value-type="string" calcext:value-type="string">
            <text:p>all.tar</text:p>
          </table:table-cell>
          <table:table-cell office:value-type="float" office:value="3031040" calcext:value-type="float">
            <text:p>3031040</text:p>
          </table:table-cell>
          <table:table-cell office:value-type="float" office:value="1792783" calcext:value-type="float">
            <text:p>1792783</text:p>
          </table:table-cell>
          <table:table-cell table:formula="of:=1-[.C4]/[.B4]" office:value-type="percentage" office:value="0.408525456608953" calcext:value-type="percentage">
            <text:p/>
          </table:table-cell>
          <table:table-cell office:value-type="float" office:value="1178229" calcext:value-type="float">
            <text:p>1178229</text:p>
          </table:table-cell>
          <table:table-cell table:formula="of:=1-[.E4]/[.B4]" office:value-type="percentage" office:value="0.611278966955237" calcext:value-type="percentage">
            <text:p/>
          </table:table-cell>
          <table:table-cell office:value-type="float" office:value="1192335" calcext:value-type="float">
            <text:p>1192335</text:p>
          </table:table-cell>
          <table:table-cell table:formula="of:=1-[.G4]/[.B4]" office:value-type="percentage" office:value="0.606625118771115" calcext:value-type="percentage">
            <text:p/>
          </table:table-cell>
          <table:table-cell office:value-type="float" office:value="1179467" calcext:value-type="float">
            <text:p>1179467</text:p>
          </table:table-cell>
          <table:table-cell table:formula="of:=1-[.I4]/[.B4]" office:value-type="percentage" office:value="0.610870526288007" calcext:value-type="percentage">
            <text:p/>
          </table:table-cell>
          <table:table-cell office:value-type="float" office:value="1846854" calcext:value-type="float">
            <text:p>1846854</text:p>
          </table:table-cell>
          <table:table-cell table:formula="of:=1-[.K4]/[.B4]" office:value-type="percentage" office:value="0.390686365076014" calcext:value-type="percentage">
            <text:p/>
          </table:table-cell>
        </table:table-row>
        <table:table-row table:style-name="ro1">
          <table:table-cell office:value-type="string" calcext:value-type="string">
            <text:p>assig2.doc</text:p>
          </table:table-cell>
          <table:table-cell office:value-type="float" office:value="87040" calcext:value-type="float">
            <text:p>87040</text:p>
          </table:table-cell>
          <table:table-cell office:value-type="float" office:value="40040" calcext:value-type="float">
            <text:p>40040</text:p>
          </table:table-cell>
          <table:table-cell table:formula="of:=1-[.C5]/[.B5]" office:value-type="percentage" office:value="0.539981617647059" calcext:value-type="percentage">
            <text:p/>
          </table:table-cell>
          <table:table-cell office:value-type="float" office:value="40040" calcext:value-type="float">
            <text:p>40040</text:p>
          </table:table-cell>
          <table:table-cell table:formula="of:=1-[.E5]/[.B5]" office:value-type="percentage" office:value="0.539981617647059" calcext:value-type="percentage">
            <text:p/>
          </table:table-cell>
          <table:table-cell office:value-type="float" office:value="40040" calcext:value-type="float">
            <text:p>40040</text:p>
          </table:table-cell>
          <table:table-cell table:formula="of:=1-[.G5]/[.B5]" office:value-type="percentage" office:value="0.539981617647059" calcext:value-type="percentage">
            <text:p/>
          </table:table-cell>
          <table:table-cell office:value-type="float" office:value="40040" calcext:value-type="float">
            <text:p>40040</text:p>
          </table:table-cell>
          <table:table-cell table:formula="of:=1-[.I5]/[.B5]" office:value-type="percentage" office:value="0.539981617647059" calcext:value-type="percentage">
            <text:p/>
          </table:table-cell>
          <table:table-cell office:value-type="float" office:value="74574" calcext:value-type="float">
            <text:p>74574</text:p>
          </table:table-cell>
          <table:table-cell table:formula="of:=1-[.K5]/[.B5]" office:value-type="percentage" office:value="0.143221507352941" calcext:value-type="percentage">
            <text:p/>
          </table:table-cell>
        </table:table-row>
        <table:table-row table:style-name="ro1">
          <table:table-cell office:value-type="string" calcext:value-type="string">
            <text:p>bmps.tar</text:p>
          </table:table-cell>
          <table:table-cell office:value-type="float" office:value="1105920" calcext:value-type="float">
            <text:p>1105920</text:p>
          </table:table-cell>
          <table:table-cell office:value-type="float" office:value="80913" calcext:value-type="float">
            <text:p>80913</text:p>
          </table:table-cell>
          <table:table-cell table:style-name="ce14" table:formula="of:=1-[.C6]/[.B6]" office:value-type="percentage" office:value="0.926836480034722" calcext:value-type="percentage">
            <text:p/>
          </table:table-cell>
          <table:table-cell office:value-type="float" office:value="80913" calcext:value-type="float">
            <text:p>80913</text:p>
          </table:table-cell>
          <table:table-cell table:style-name="ce14" table:formula="of:=1-[.E6]/[.B6]" office:value-type="percentage" office:value="0.926836480034722" calcext:value-type="percentage">
            <text:p/>
          </table:table-cell>
          <table:table-cell office:value-type="float" office:value="80913" calcext:value-type="float">
            <text:p>80913</text:p>
          </table:table-cell>
          <table:table-cell table:style-name="ce14" table:formula="of:=1-[.G6]/[.B6]" office:value-type="percentage" office:value="0.926836480034722" calcext:value-type="percentage">
            <text:p/>
          </table:table-cell>
          <table:table-cell office:value-type="float" office:value="80913" calcext:value-type="float">
            <text:p>80913</text:p>
          </table:table-cell>
          <table:table-cell table:style-name="ce14" table:formula="of:=1-[.I6]/[.B6]" office:value-type="percentage" office:value="0.926836480034722" calcext:value-type="percentage">
            <text:p/>
          </table:table-cell>
          <table:table-cell office:value-type="float" office:value="925079" calcext:value-type="float">
            <text:p>925079</text:p>
          </table:table-cell>
          <table:table-cell table:formula="of:=1-[.K6]/[.B6]" office:value-type="percentage" office:value="0.163520869502315" calcext:value-type="percentage">
            <text:p/>
          </table:table-cell>
        </table:table-row>
        <table:table-row table:style-name="ro1">
          <table:table-cell office:value-type="string" calcext:value-type="string">
            <text:p>code.txt</text:p>
          </table:table-cell>
          <table:table-cell office:value-type="float" office:value="72351" calcext:value-type="float">
            <text:p>72351</text:p>
          </table:table-cell>
          <table:table-cell office:value-type="float" office:value="24544" calcext:value-type="float">
            <text:p>24544</text:p>
          </table:table-cell>
          <table:table-cell table:formula="of:=1-[.C7]/[.B7]" office:value-type="percentage" office:value="0.660764882309851" calcext:value-type="percentage">
            <text:p/>
          </table:table-cell>
          <table:table-cell office:value-type="float" office:value="24544" calcext:value-type="float">
            <text:p>24544</text:p>
          </table:table-cell>
          <table:table-cell table:formula="of:=1-[.E7]/[.B7]" office:value-type="percentage" office:value="0.660764882309851" calcext:value-type="percentage">
            <text:p/>
          </table:table-cell>
          <table:table-cell office:value-type="float" office:value="24544" calcext:value-type="float">
            <text:p>24544</text:p>
          </table:table-cell>
          <table:table-cell table:formula="of:=1-[.G7]/[.B7]" office:value-type="percentage" office:value="0.660764882309851" calcext:value-type="percentage">
            <text:p/>
          </table:table-cell>
          <table:table-cell office:value-type="float" office:value="24545" calcext:value-type="float">
            <text:p>24545</text:p>
          </table:table-cell>
          <table:table-cell table:formula="of:=1-[.I7]/[.B7]" office:value-type="percentage" office:value="0.660751060800818" calcext:value-type="percentage">
            <text:p/>
          </table:table-cell>
          <table:table-cell office:value-type="float" office:value="30980" calcext:value-type="float">
            <text:p>30980</text:p>
          </table:table-cell>
          <table:table-cell table:formula="of:=1-[.K7]/[.B7]" office:value-type="percentage" office:value="0.571809650177606" calcext:value-type="percentage">
            <text:p/>
          </table:table-cell>
        </table:table-row>
        <table:table-row table:style-name="ro1">
          <table:table-cell office:value-type="string" calcext:value-type="string">
            <text:p>code2.txt</text:p>
          </table:table-cell>
          <table:table-cell office:value-type="float" office:value="57701" calcext:value-type="float">
            <text:p>57701</text:p>
          </table:table-cell>
          <table:table-cell office:value-type="float" office:value="20516" calcext:value-type="float">
            <text:p>20516</text:p>
          </table:table-cell>
          <table:table-cell table:formula="of:=1-[.C8]/[.B8]" office:value-type="percentage" office:value="0.644442903935807" calcext:value-type="percentage">
            <text:p/>
          </table:table-cell>
          <table:table-cell office:value-type="float" office:value="20516" calcext:value-type="float">
            <text:p>20516</text:p>
          </table:table-cell>
          <table:table-cell table:formula="of:=1-[.E8]/[.B8]" office:value-type="percentage" office:value="0.644442903935807" calcext:value-type="percentage">
            <text:p/>
          </table:table-cell>
          <table:table-cell office:value-type="float" office:value="20516" calcext:value-type="float">
            <text:p>20516</text:p>
          </table:table-cell>
          <table:table-cell table:formula="of:=1-[.G8]/[.B8]" office:value-type="percentage" office:value="0.644442903935807" calcext:value-type="percentage">
            <text:p/>
          </table:table-cell>
          <table:table-cell office:value-type="float" office:value="20516" calcext:value-type="float">
            <text:p>20516</text:p>
          </table:table-cell>
          <table:table-cell table:formula="of:=1-[.I8]/[.B8]" office:value-type="percentage" office:value="0.644442903935807" calcext:value-type="percentage">
            <text:p/>
          </table:table-cell>
          <table:table-cell office:value-type="float" office:value="24138" calcext:value-type="float">
            <text:p>24138</text:p>
          </table:table-cell>
          <table:table-cell table:style-name="ce14" table:formula="of:=1-[.K8]/[.B8]" office:value-type="percentage" office:value="0.581671028231746" calcext:value-type="percentage">
            <text:p/>
          </table:table-cell>
        </table:table-row>
        <table:table-row table:style-name="ro1">
          <table:table-cell office:value-type="string" calcext:value-type="string">
            <text:p>edit.exe</text:p>
          </table:table-cell>
          <table:table-cell office:value-type="float" office:value="236328" calcext:value-type="float">
            <text:p>236328</text:p>
          </table:table-cell>
          <table:table-cell office:value-type="float" office:value="156409" calcext:value-type="float">
            <text:p>156409</text:p>
          </table:table-cell>
          <table:table-cell table:formula="of:=1-[.C9]/[.B9]" office:value-type="percentage" office:value="0.33816983175925" calcext:value-type="percentage">
            <text:p/>
          </table:table-cell>
          <table:table-cell office:value-type="float" office:value="152232" calcext:value-type="float">
            <text:p>152232</text:p>
          </table:table-cell>
          <table:table-cell table:formula="of:=1-[.E9]/[.B9]" office:value-type="percentage" office:value="0.355844419620189" calcext:value-type="percentage">
            <text:p/>
          </table:table-cell>
          <table:table-cell office:value-type="float" office:value="156409" calcext:value-type="float">
            <text:p>156409</text:p>
          </table:table-cell>
          <table:table-cell table:formula="of:=1-[.G9]/[.B9]" office:value-type="percentage" office:value="0.33816983175925" calcext:value-type="percentage">
            <text:p/>
          </table:table-cell>
          <table:table-cell office:value-type="float" office:value="151111" calcext:value-type="float">
            <text:p>151111</text:p>
          </table:table-cell>
          <table:table-cell table:formula="of:=1-[.I9]/[.B9]" office:value-type="percentage" office:value="0.360587827087776" calcext:value-type="percentage">
            <text:p/>
          </table:table-cell>
          <table:table-cell office:value-type="float" office:value="250742" calcext:value-type="float">
            <text:p>250742</text:p>
          </table:table-cell>
          <table:table-cell table:formula="of:=1-[.K9]/[.B9]" office:value-type="percentage" office:value="-0.0609915033343489" calcext:value-type="percentage">
            <text:p/>
          </table:table-cell>
        </table:table-row>
        <table:table-row table:style-name="ro1">
          <table:table-cell office:value-type="string" calcext:value-type="string">
            <text:p>frosty.jpg</text:p>
          </table:table-cell>
          <table:table-cell office:value-type="float" office:value="126748" calcext:value-type="float">
            <text:p>126748</text:p>
          </table:table-cell>
          <table:table-cell office:value-type="float" office:value="163789" calcext:value-type="float">
            <text:p>163789</text:p>
          </table:table-cell>
          <table:table-cell table:formula="of:=1-[.C10]/[.B10]" office:value-type="percentage" office:value="-0.29224129769306" calcext:value-type="percentage">
            <text:p/>
          </table:table-cell>
          <table:table-cell office:value-type="float" office:value="171171" calcext:value-type="float">
            <text:p>171171</text:p>
          </table:table-cell>
          <table:table-cell table:style-name="ce12" table:formula="of:=1-[.E10]/[.B10]" office:value-type="percentage" office:value="-0.350482847855587" calcext:value-type="percentage">
            <text:p/>
          </table:table-cell>
          <table:table-cell office:value-type="float" office:value="163789" calcext:value-type="float">
            <text:p>163789</text:p>
          </table:table-cell>
          <table:table-cell table:formula="of:=1-[.G10]/[.B10]" office:value-type="percentage" office:value="-0.29224129769306" calcext:value-type="percentage">
            <text:p/>
          </table:table-cell>
          <table:table-cell office:value-type="float" office:value="126748" calcext:value-type="float">
            <text:p>126748</text:p>
          </table:table-cell>
          <table:table-cell table:style-name="ce12" table:formula="of:=1-[.I10]/[.B10]" office:value-type="percentage" office:value="0" calcext:value-type="percentage">
            <text:p/>
          </table:table-cell>
          <table:table-cell office:value-type="float" office:value="177453" calcext:value-type="float">
            <text:p>177453</text:p>
          </table:table-cell>
          <table:table-cell table:style-name="ce12" table:formula="of:=1-[.K10]/[.B10]" office:value-type="percentage" office:value="-0.400045760090889" calcext:value-type="percentage">
            <text:p/>
          </table:table-cell>
        </table:table-row>
        <table:table-row table:style-name="ro1">
          <table:table-cell office:value-type="string" calcext:value-type="string">
            <text:p>gone_fishing.bmp</text:p>
          </table:table-cell>
          <table:table-cell office:value-type="float" office:value="17336" calcext:value-type="float">
            <text:p>17336</text:p>
          </table:table-cell>
          <table:table-cell office:value-type="float" office:value="8963" calcext:value-type="float">
            <text:p>8963</text:p>
          </table:table-cell>
          <table:table-cell table:formula="of:=1-[.C11]/[.B11]" office:value-type="percentage" office:value="0.482983387171204" calcext:value-type="percentage">
            <text:p/>
          </table:table-cell>
          <table:table-cell office:value-type="float" office:value="8963" calcext:value-type="float">
            <text:p>8963</text:p>
          </table:table-cell>
          <table:table-cell table:formula="of:=1-[.E11]/[.B11]" office:value-type="percentage" office:value="0.482983387171204" calcext:value-type="percentage">
            <text:p/>
          </table:table-cell>
          <table:table-cell office:value-type="float" office:value="8963" calcext:value-type="float">
            <text:p>8963</text:p>
          </table:table-cell>
          <table:table-cell table:formula="of:=1-[.G11]/[.B11]" office:value-type="percentage" office:value="0.482983387171204" calcext:value-type="percentage">
            <text:p/>
          </table:table-cell>
          <table:table-cell office:value-type="float" office:value="8964" calcext:value-type="float">
            <text:p>8964</text:p>
          </table:table-cell>
          <table:table-cell table:formula="of:=1-[.I11]/[.B11]" office:value-type="percentage" office:value="0.482925703737886" calcext:value-type="percentage">
            <text:p/>
          </table:table-cell>
          <table:table-cell office:value-type="float" office:value="9278" calcext:value-type="float">
            <text:p>9278</text:p>
          </table:table-cell>
          <table:table-cell table:formula="of:=1-[.K11]/[.B11]" office:value-type="percentage" office:value="0.46481310567605" calcext:value-type="percentage">
            <text:p/>
          </table:table-cell>
        </table:table-row>
        <table:table-row table:style-name="ro1">
          <table:table-cell office:value-type="string" calcext:value-type="string">
            <text:p>large.txt</text:p>
          </table:table-cell>
          <table:table-cell office:value-type="float" office:value="1220703" calcext:value-type="float">
            <text:p>1220703</text:p>
          </table:table-cell>
          <table:table-cell office:value-type="float" office:value="501777" calcext:value-type="float">
            <text:p>501777</text:p>
          </table:table-cell>
          <table:table-cell table:formula="of:=1-[.C12]/[.B12]" office:value-type="percentage" office:value="0.58894423950789" calcext:value-type="percentage">
            <text:p/>
          </table:table-cell>
          <table:table-cell office:value-type="float" office:value="527542" calcext:value-type="float">
            <text:p>527542</text:p>
          </table:table-cell>
          <table:table-cell table:formula="of:=1-[.E12]/[.B12]" office:value-type="percentage" office:value="0.567837549346565" calcext:value-type="percentage">
            <text:p/>
          </table:table-cell>
          <table:table-cell office:value-type="float" office:value="501777" calcext:value-type="float">
            <text:p>501777</text:p>
          </table:table-cell>
          <table:table-cell table:formula="of:=1-[.G12]/[.B12]" office:value-type="percentage" office:value="0.58894423950789" calcext:value-type="percentage">
            <text:p/>
          </table:table-cell>
          <table:table-cell office:value-type="float" office:value="522673" calcext:value-type="float">
            <text:p>522673</text:p>
          </table:table-cell>
          <table:table-cell table:formula="of:=1-[.I12]/[.B12]" office:value-type="percentage" office:value="0.571826234555006" calcext:value-type="percentage">
            <text:p/>
          </table:table-cell>
          <table:table-cell office:value-type="float" office:value="605184" calcext:value-type="float">
            <text:p>605184</text:p>
          </table:table-cell>
          <table:table-cell table:formula="of:=1-[.K12]/[.B12]" office:value-type="percentage" office:value="0.504233216433481" calcext:value-type="percentage">
            <text:p/>
          </table:table-cell>
        </table:table-row>
        <table:table-row table:style-name="ro1">
          <table:table-cell office:value-type="string" calcext:value-type="string">
            <text:p>medium.txt</text:p>
          </table:table-cell>
          <table:table-cell office:value-type="float" office:value="25407" calcext:value-type="float">
            <text:p>25407</text:p>
          </table:table-cell>
          <table:table-cell office:value-type="float" office:value="12531" calcext:value-type="float">
            <text:p>12531</text:p>
          </table:table-cell>
          <table:table-cell table:formula="of:=1-[.C13]/[.B13]" office:value-type="percentage" office:value="0.506789467469595" calcext:value-type="percentage">
            <text:p/>
          </table:table-cell>
          <table:table-cell office:value-type="float" office:value="12531" calcext:value-type="float">
            <text:p>12531</text:p>
          </table:table-cell>
          <table:table-cell table:formula="of:=1-[.E13]/[.B13]" office:value-type="percentage" office:value="0.506789467469595" calcext:value-type="percentage">
            <text:p/>
          </table:table-cell>
          <table:table-cell office:value-type="float" office:value="12531" calcext:value-type="float">
            <text:p>12531</text:p>
          </table:table-cell>
          <table:table-cell table:formula="of:=1-[.G13]/[.B13]" office:value-type="percentage" office:value="0.506789467469595" calcext:value-type="percentage">
            <text:p/>
          </table:table-cell>
          <table:table-cell office:value-type="float" office:value="12531" calcext:value-type="float">
            <text:p>12531</text:p>
          </table:table-cell>
          <table:table-cell table:formula="of:=1-[.I13]/[.B13]" office:value-type="percentage" office:value="0.506789467469595" calcext:value-type="percentage">
            <text:p/>
          </table:table-cell>
          <table:table-cell office:value-type="float" office:value="13197" calcext:value-type="float">
            <text:p>13197</text:p>
          </table:table-cell>
          <table:table-cell table:formula="of:=1-[.K13]/[.B13]" office:value-type="percentage" office:value="0.480576219152202" calcext:value-type="percentage">
            <text:p/>
          </table:table-cell>
        </table:table-row>
        <table:table-row table:style-name="ro1">
          <table:table-cell office:value-type="string" calcext:value-type="string">
            <text:p>texts.tar</text:p>
          </table:table-cell>
          <table:table-cell office:value-type="float" office:value="1382400" calcext:value-type="float">
            <text:p>1382400</text:p>
          </table:table-cell>
          <table:table-cell office:value-type="float" office:value="597845" calcext:value-type="float">
            <text:p>597845</text:p>
          </table:table-cell>
          <table:table-cell table:formula="of:=1-[.C14]/[.B14]" office:value-type="percentage" office:value="0.567531105324074" calcext:value-type="percentage">
            <text:p/>
          </table:table-cell>
          <table:table-cell office:value-type="float" office:value="590493" calcext:value-type="float">
            <text:p>590493</text:p>
          </table:table-cell>
          <table:table-cell table:formula="of:=1-[.E14]/[.B14]" office:value-type="percentage" office:value="0.572849392361111" calcext:value-type="percentage">
            <text:p/>
          </table:table-cell>
          <table:table-cell office:value-type="float" office:value="597845" calcext:value-type="float">
            <text:p>597845</text:p>
          </table:table-cell>
          <table:table-cell table:formula="of:=1-[.G14]/[.B14]" office:value-type="percentage" office:value="0.567531105324074" calcext:value-type="percentage">
            <text:p/>
          </table:table-cell>
          <table:table-cell office:value-type="float" office:value="589697" calcext:value-type="float">
            <text:p>589697</text:p>
          </table:table-cell>
          <table:table-cell table:formula="of:=1-[.I14]/[.B14]" office:value-type="percentage" office:value="0.573425202546296" calcext:value-type="percentage">
            <text:p/>
          </table:table-cell>
          <table:table-cell office:value-type="float" office:value="1012179" calcext:value-type="float">
            <text:p>1012179</text:p>
          </table:table-cell>
          <table:table-cell table:formula="of:=1-[.K14]/[.B14]" office:value-type="percentage" office:value="0.267810329861111" calcext:value-type="percentage">
            <text:p/>
          </table:table-cell>
        </table:table-row>
        <table:table-row table:style-name="ro1">
          <table:table-cell office:value-type="string" calcext:value-type="string">
            <text:p>wacky.bmp</text:p>
          </table:table-cell>
          <table:table-cell office:value-type="float" office:value="921654" calcext:value-type="float">
            <text:p>921654</text:p>
          </table:table-cell>
          <table:table-cell office:value-type="float" office:value="3951" calcext:value-type="float">
            <text:p>3951</text:p>
          </table:table-cell>
          <table:table-cell table:style-name="ce14" table:formula="of:=1-[.C15]/[.B15]" office:value-type="percentage" office:value="0.995713141808097" calcext:value-type="percentage">
            <text:p/>
          </table:table-cell>
          <table:table-cell office:value-type="float" office:value="3951" calcext:value-type="float">
            <text:p>3951</text:p>
          </table:table-cell>
          <table:table-cell table:style-name="ce14" table:formula="of:=1-[.E15]/[.B15]" office:value-type="percentage" office:value="0.995713141808097" calcext:value-type="percentage">
            <text:p/>
          </table:table-cell>
          <table:table-cell office:value-type="float" office:value="3951" calcext:value-type="float">
            <text:p>3951</text:p>
          </table:table-cell>
          <table:table-cell table:style-name="ce14" table:formula="of:=1-[.G15]/[.B15]" office:value-type="percentage" office:value="0.995713141808097" calcext:value-type="percentage">
            <text:p/>
          </table:table-cell>
          <table:table-cell office:value-type="float" office:value="3952" calcext:value-type="float">
            <text:p>3952</text:p>
          </table:table-cell>
          <table:table-cell table:style-name="ce14" table:formula="of:=1-[.I15]/[.B15]" office:value-type="percentage" office:value="0.995712056802227" calcext:value-type="percentage">
            <text:p/>
          </table:table-cell>
          <table:table-cell office:value-type="float" office:value="4302" calcext:value-type="float">
            <text:p>4302</text:p>
          </table:table-cell>
          <table:table-cell table:style-name="ce14" table:formula="of:=1-[.K15]/[.B15]" office:value-type="percentage" office:value="0.995332304747769" calcext:value-type="percentage">
            <text:p/>
          </table:table-cell>
        </table:table-row>
        <table:table-row table:style-name="ro1">
          <table:table-cell office:value-type="string" calcext:value-type="string">
            <text:p>winnt256.bmp</text:p>
          </table:table-cell>
          <table:table-cell office:value-type="float" office:value="157044" calcext:value-type="float">
            <text:p>157044</text:p>
          </table:table-cell>
          <table:table-cell office:value-type="float" office:value="62931" calcext:value-type="float">
            <text:p>62931</text:p>
          </table:table-cell>
          <table:table-cell table:formula="of:=1-[.C16]/[.B16]" office:value-type="percentage" office:value="0.599277909375716" calcext:value-type="percentage">
            <text:p/>
          </table:table-cell>
          <table:table-cell office:value-type="float" office:value="62931" calcext:value-type="float">
            <text:p>62931</text:p>
          </table:table-cell>
          <table:table-cell table:formula="of:=1-[.E16]/[.B16]" office:value-type="percentage" office:value="0.599277909375716" calcext:value-type="percentage">
            <text:p/>
          </table:table-cell>
          <table:table-cell office:value-type="float" office:value="62931" calcext:value-type="float">
            <text:p>62931</text:p>
          </table:table-cell>
          <table:table-cell table:formula="of:=1-[.G16]/[.B16]" office:value-type="percentage" office:value="0.599277909375716" calcext:value-type="percentage">
            <text:p/>
          </table:table-cell>
          <table:table-cell office:value-type="float" office:value="62931" calcext:value-type="float">
            <text:p>62931</text:p>
          </table:table-cell>
          <table:table-cell table:formula="of:=1-[.I16]/[.B16]" office:value-type="percentage" office:value="0.599277909375716" calcext:value-type="percentage">
            <text:p/>
          </table:table-cell>
          <table:table-cell office:value-type="float" office:value="159050" calcext:value-type="float">
            <text:p>159050</text:p>
          </table:table-cell>
          <table:table-cell table:formula="of:=1-[.K16]/[.B16]" office:value-type="percentage" office:value="-0.0127734902320369" calcext:value-type="percentage">
            <text:p/>
          </table:table-cell>
        </table:table-row>
        <table:table-row table:style-name="ro1">
          <table:table-cell office:value-type="string" calcext:value-type="string">
            <text:p>BinaryStdIn.java</text:p>
          </table:table-cell>
          <table:table-cell office:value-type="float" office:value="7993" calcext:value-type="float">
            <text:p>7993</text:p>
          </table:table-cell>
          <table:table-cell office:value-type="float" office:value="3333" calcext:value-type="float">
            <text:p>3333</text:p>
          </table:table-cell>
          <table:table-cell table:formula="of:=1-[.C17]/[.B17]" office:value-type="percentage" office:value="0.583010133867134" calcext:value-type="percentage">
            <text:p/>
          </table:table-cell>
          <table:table-cell office:value-type="float" office:value="3333" calcext:value-type="float">
            <text:p>3333</text:p>
          </table:table-cell>
          <table:table-cell table:formula="of:=1-[.E17]/[.B17]" office:value-type="percentage" office:value="0.583010133867134" calcext:value-type="percentage">
            <text:p/>
          </table:table-cell>
          <table:table-cell office:value-type="float" office:value="3333" calcext:value-type="float">
            <text:p>3333</text:p>
          </table:table-cell>
          <table:table-cell table:formula="of:=1-[.G17]/[.B17]" office:value-type="percentage" office:value="0.583010133867134" calcext:value-type="percentage">
            <text:p/>
          </table:table-cell>
          <table:table-cell office:value-type="float" office:value="3334" calcext:value-type="float">
            <text:p>3334</text:p>
          </table:table-cell>
          <table:table-cell table:formula="of:=1-[.I17]/[.B17]" office:value-type="percentage" office:value="0.582885024396347" calcext:value-type="percentage">
            <text:p/>
          </table:table-cell>
          <table:table-cell office:value-type="float" office:value="3684" calcext:value-type="float">
            <text:p>3684</text:p>
          </table:table-cell>
          <table:table-cell table:formula="of:=1-[.K17]/[.B17]" office:value-type="percentage" office:value="0.539096709620918" calcext:value-type="percentage">
            <text:p/>
          </table:table-cell>
        </table:table-row>
        <table:table-row table:style-name="ro1">
          <table:table-cell office:value-type="string" calcext:value-type="string">
            <text:p>BinaryStdOut.java</text:p>
          </table:table-cell>
          <table:table-cell office:value-type="float" office:value="7462" calcext:value-type="float">
            <text:p>7462</text:p>
          </table:table-cell>
          <table:table-cell office:value-type="float" office:value="3205" calcext:value-type="float">
            <text:p>3205</text:p>
          </table:table-cell>
          <table:table-cell table:formula="of:=1-[.C18]/[.B18]" office:value-type="percentage" office:value="0.570490485124632" calcext:value-type="percentage">
            <text:p/>
          </table:table-cell>
          <table:table-cell office:value-type="float" office:value="3205" calcext:value-type="float">
            <text:p>3205</text:p>
          </table:table-cell>
          <table:table-cell table:formula="of:=1-[.E18]/[.B18]" office:value-type="percentage" office:value="0.570490485124632" calcext:value-type="percentage">
            <text:p/>
          </table:table-cell>
          <table:table-cell office:value-type="float" office:value="3205" calcext:value-type="float">
            <text:p>3205</text:p>
          </table:table-cell>
          <table:table-cell table:formula="of:=1-[.G18]/[.B18]" office:value-type="percentage" office:value="0.570490485124632" calcext:value-type="percentage">
            <text:p/>
          </table:table-cell>
          <table:table-cell office:value-type="float" office:value="3206" calcext:value-type="float">
            <text:p>3206</text:p>
          </table:table-cell>
          <table:table-cell table:formula="of:=1-[.I18]/[.B18]" office:value-type="percentage" office:value="0.570356472795497" calcext:value-type="percentage">
            <text:p/>
          </table:table-cell>
          <table:table-cell office:value-type="float" office:value="3557" calcext:value-type="float">
            <text:p>3557</text:p>
          </table:table-cell>
          <table:table-cell table:formula="of:=1-[.K18]/[.B18]" office:value-type="percentage" office:value="0.523318145269365" calcext:value-type="percentage">
            <text:p/>
          </table:table-cell>
        </table:table-row>
        <table:table-row table:style-name="ro1">
          <table:table-cell office:value-type="string" calcext:value-type="string">
            <text:p>LZWmod.java</text:p>
          </table:table-cell>
          <table:table-cell office:value-type="float" office:value="10322" calcext:value-type="float">
            <text:p>10322</text:p>
          </table:table-cell>
          <table:table-cell office:value-type="float" office:value="4638" calcext:value-type="float">
            <text:p>4638</text:p>
          </table:table-cell>
          <table:table-cell table:formula="of:=1-[.C19]/[.B19]" office:value-type="percentage" office:value="0.550668475101724" calcext:value-type="percentage">
            <text:p/>
          </table:table-cell>
          <table:table-cell office:value-type="float" office:value="4638" calcext:value-type="float">
            <text:p>4638</text:p>
          </table:table-cell>
          <table:table-cell table:formula="of:=1-[.E19]/[.B19]" office:value-type="percentage" office:value="0.550668475101724" calcext:value-type="percentage">
            <text:p/>
          </table:table-cell>
          <table:table-cell office:value-type="float" office:value="4638" calcext:value-type="float">
            <text:p>4638</text:p>
          </table:table-cell>
          <table:table-cell table:formula="of:=1-[.G19]/[.B19]" office:value-type="percentage" office:value="0.550668475101724" calcext:value-type="percentage">
            <text:p/>
          </table:table-cell>
          <table:table-cell office:value-type="float" office:value="4639" calcext:value-type="float">
            <text:p>4639</text:p>
          </table:table-cell>
          <table:table-cell table:formula="of:=1-[.I19]/[.B19]" office:value-type="percentage" office:value="0.550571594652199" calcext:value-type="percentage">
            <text:p/>
          </table:table-cell>
          <table:table-cell office:value-type="float" office:value="4989" calcext:value-type="float">
            <text:p>4989</text:p>
          </table:table-cell>
          <table:table-cell table:formula="of:=1-[.K19]/[.B19]" office:value-type="percentage" office:value="0.516663437318349" calcext:value-type="percentage">
            <text:p/>
          </table:table-cell>
        </table:table-row>
        <table:table-row table:style-name="ro1">
          <table:table-cell office:value-type="string" calcext:value-type="string">
            <text:p>TST.java</text:p>
          </table:table-cell>
          <table:table-cell office:value-type="float" office:value="5465" calcext:value-type="float">
            <text:p>5465</text:p>
          </table:table-cell>
          <table:table-cell office:value-type="float" office:value="2238" calcext:value-type="float">
            <text:p>2238</text:p>
          </table:table-cell>
          <table:table-cell table:formula="of:=1-[.C20]/[.B20]" office:value-type="percentage" office:value="0.590484903934126" calcext:value-type="percentage">
            <text:p/>
          </table:table-cell>
          <table:table-cell office:value-type="float" office:value="2238" calcext:value-type="float">
            <text:p>2238</text:p>
          </table:table-cell>
          <table:table-cell table:formula="of:=1-[.E20]/[.B20]" office:value-type="percentage" office:value="0.590484903934126" calcext:value-type="percentage">
            <text:p/>
          </table:table-cell>
          <table:table-cell office:value-type="float" office:value="2238" calcext:value-type="float">
            <text:p>2238</text:p>
          </table:table-cell>
          <table:table-cell table:formula="of:=1-[.G20]/[.B20]" office:value-type="percentage" office:value="0.590484903934126" calcext:value-type="percentage">
            <text:p/>
          </table:table-cell>
          <table:table-cell office:value-type="float" office:value="2239" calcext:value-type="float">
            <text:p>2239</text:p>
          </table:table-cell>
          <table:table-cell table:formula="of:=1-[.I20]/[.B20]" office:value-type="percentage" office:value="0.590301921317475" calcext:value-type="percentage">
            <text:p/>
          </table:table-cell>
          <table:table-cell office:value-type="float" office:value="2580" calcext:value-type="float">
            <text:p>2580</text:p>
          </table:table-cell>
          <table:table-cell table:formula="of:=1-[.K20]/[.B20]" office:value-type="percentage" office:value="0.527904849039341" calcext:value-type="percentage">
            <text:p/>
          </table:table-cell>
        </table:table-row>
        <table:table-row table:style-name="ro1">
          <table:table-cell office:value-type="string" calcext:value-type="string">
            <text:p>BinaryStdIn.class</text:p>
          </table:table-cell>
          <table:table-cell office:value-type="float" office:value="3562" calcext:value-type="float">
            <text:p>3562</text:p>
          </table:table-cell>
          <table:table-cell office:value-type="float" office:value="2394" calcext:value-type="float">
            <text:p>2394</text:p>
          </table:table-cell>
          <table:table-cell table:formula="of:=1-[.C21]/[.B21]" office:value-type="percentage" office:value="0.327905670971364" calcext:value-type="percentage">
            <text:p/>
          </table:table-cell>
          <table:table-cell office:value-type="float" office:value="2394" calcext:value-type="float">
            <text:p>2394</text:p>
          </table:table-cell>
          <table:table-cell table:formula="of:=1-[.E21]/[.B21]" office:value-type="percentage" office:value="0.327905670971364" calcext:value-type="percentage">
            <text:p/>
          </table:table-cell>
          <table:table-cell office:value-type="float" office:value="2394" calcext:value-type="float">
            <text:p>2394</text:p>
          </table:table-cell>
          <table:table-cell table:formula="of:=1-[.G21]/[.B21]" office:value-type="percentage" office:value="0.327905670971364" calcext:value-type="percentage">
            <text:p/>
          </table:table-cell>
          <table:table-cell office:value-type="float" office:value="2395" calcext:value-type="float">
            <text:p>2395</text:p>
          </table:table-cell>
          <table:table-cell table:formula="of:=1-[.I21]/[.B21]" office:value-type="percentage" office:value="0.327624929814711" calcext:value-type="percentage">
            <text:p/>
          </table:table-cell>
          <table:table-cell office:value-type="float" office:value="2745" calcext:value-type="float">
            <text:p>2745</text:p>
          </table:table-cell>
          <table:table-cell table:formula="of:=1-[.K21]/[.B21]" office:value-type="percentage" office:value="0.229365524985963" calcext:value-type="percentage">
            <text:p/>
          </table:table-cell>
        </table:table-row>
        <table:table-row table:style-name="ro1">
          <table:table-cell office:value-type="string" calcext:value-type="string">
            <text:p>BinaryStdOut.class</text:p>
          </table:table-cell>
          <table:table-cell office:value-type="float" office:value="4099" calcext:value-type="float">
            <text:p>4099</text:p>
          </table:table-cell>
          <table:table-cell office:value-type="float" office:value="2625" calcext:value-type="float">
            <text:p>2625</text:p>
          </table:table-cell>
          <table:table-cell table:formula="of:=1-[.C22]/[.B22]" office:value-type="percentage" office:value="0.359599902415223" calcext:value-type="percentage">
            <text:p/>
          </table:table-cell>
          <table:table-cell office:value-type="float" office:value="2625" calcext:value-type="float">
            <text:p>2625</text:p>
          </table:table-cell>
          <table:table-cell table:formula="of:=1-[.E22]/[.B22]" office:value-type="percentage" office:value="0.359599902415223" calcext:value-type="percentage">
            <text:p/>
          </table:table-cell>
          <table:table-cell office:value-type="float" office:value="2625" calcext:value-type="float">
            <text:p>2625</text:p>
          </table:table-cell>
          <table:table-cell table:formula="of:=1-[.G22]/[.B22]" office:value-type="percentage" office:value="0.359599902415223" calcext:value-type="percentage">
            <text:p/>
          </table:table-cell>
          <table:table-cell office:value-type="float" office:value="2626" calcext:value-type="float">
            <text:p>2626</text:p>
          </table:table-cell>
          <table:table-cell table:formula="of:=1-[.I22]/[.B22]" office:value-type="percentage" office:value="0.359355940473286" calcext:value-type="percentage">
            <text:p/>
          </table:table-cell>
          <table:table-cell office:value-type="float" office:value="2976" calcext:value-type="float">
            <text:p>2976</text:p>
          </table:table-cell>
          <table:table-cell table:formula="of:=1-[.K22]/[.B22]" office:value-type="percentage" office:value="0.273969260795316" calcext:value-type="percentage">
            <text:p/>
          </table:table-cell>
        </table:table-row>
        <table:table-row table:style-name="ro1">
          <table:table-cell office:value-type="string" calcext:value-type="string">
            <text:p>LZWmod.class</text:p>
          </table:table-cell>
          <table:table-cell office:value-type="float" office:value="5584" calcext:value-type="float">
            <text:p>5584</text:p>
          </table:table-cell>
          <table:table-cell office:value-type="float" office:value="4156" calcext:value-type="float">
            <text:p>4156</text:p>
          </table:table-cell>
          <table:table-cell table:style-name="ce12" table:formula="of:=1-[.C23]/[.B23]" office:value-type="percentage" office:value="0.255730659025788" calcext:value-type="percentage">
            <text:p/>
          </table:table-cell>
          <table:table-cell office:value-type="float" office:value="4156" calcext:value-type="float">
            <text:p>4156</text:p>
          </table:table-cell>
          <table:table-cell table:style-name="ce12" table:formula="of:=1-[.E23]/[.B23]" office:value-type="percentage" office:value="0.255730659025788" calcext:value-type="percentage">
            <text:p/>
          </table:table-cell>
          <table:table-cell office:value-type="float" office:value="4156" calcext:value-type="float">
            <text:p>4156</text:p>
          </table:table-cell>
          <table:table-cell table:style-name="ce12" table:formula="of:=1-[.G23]/[.B23]" office:value-type="percentage" office:value="0.255730659025788" calcext:value-type="percentage">
            <text:p/>
          </table:table-cell>
          <table:table-cell office:value-type="float" office:value="4157" calcext:value-type="float">
            <text:p>4157</text:p>
          </table:table-cell>
          <table:table-cell table:style-name="ce12" table:formula="of:=1-[.I23]/[.B23]" office:value-type="percentage" office:value="0.255551575931232" calcext:value-type="percentage">
            <text:p/>
          </table:table-cell>
          <table:table-cell office:value-type="float" office:value="4508" calcext:value-type="float">
            <text:p>4508</text:p>
          </table:table-cell>
          <table:table-cell table:style-name="ce12" table:formula="of:=1-[.K23]/[.B23]" office:value-type="percentage" office:value="0.19269340974212" calcext:value-type="percentage">
            <text:p/>
          </table:table-cell>
        </table:table-row>
        <table:table-row table:style-name="ro1">
          <table:table-cell office:value-type="string" calcext:value-type="string">
            <text:p>TST.class</text:p>
          </table:table-cell>
          <table:table-cell office:value-type="float" office:value="6039" calcext:value-type="float">
            <text:p>6039</text:p>
          </table:table-cell>
          <table:table-cell office:value-type="float" office:value="4156" calcext:value-type="float">
            <text:p>4156</text:p>
          </table:table-cell>
          <table:table-cell table:style-name="ce15" table:formula="of:=1-[.C24]/[.B24]" office:value-type="percentage" office:value="0.311806590495115" calcext:value-type="percentage">
            <text:p/>
          </table:table-cell>
          <table:table-cell office:value-type="float" office:value="4156" calcext:value-type="float">
            <text:p>4156</text:p>
          </table:table-cell>
          <table:table-cell table:formula="of:=1-[.E24]/[.B24]" office:value-type="percentage" office:value="0.311806590495115" calcext:value-type="percentage">
            <text:p/>
          </table:table-cell>
          <table:table-cell office:value-type="float" office:value="4156" calcext:value-type="float">
            <text:p>4156</text:p>
          </table:table-cell>
          <table:table-cell table:formula="of:=1-[.G24]/[.B24]" office:value-type="percentage" office:value="0.311806590495115" calcext:value-type="percentage">
            <text:p/>
          </table:table-cell>
          <table:table-cell office:value-type="float" office:value="3497" calcext:value-type="float">
            <text:p>3497</text:p>
          </table:table-cell>
          <table:table-cell table:formula="of:=1-[.I24]/[.B24]" office:value-type="percentage" office:value="0.420930617651929" calcext:value-type="percentage">
            <text:p/>
          </table:table-cell>
          <table:table-cell office:value-type="float" office:value="3848" calcext:value-type="float">
            <text:p>3848</text:p>
          </table:table-cell>
          <table:table-cell table:formula="of:=1-[.K24]/[.B24]" office:value-type="percentage" office:value="0.36280841198874" calcext:value-type="percentage">
            <text:p/>
          </table:table-cell>
        </table:table-row>
        <table:table-row table:style-name="ro1">
          <table:table-cell table:style-name="ce11" office:value-type="string" calcext:value-type="string">
            <text:p>Average</text:p>
          </table:table-cell>
          <table:table-cell table:style-name="ce11" table:number-columns-repeated="2"/>
          <table:table-cell table:style-name="ce16" table:formula="of:=AVERAGE([.D3:.D24])" office:value-type="percentage" office:value="0.463887290443551" calcext:value-type="percentage">
            <text:p/>
          </table:table-cell>
          <table:table-cell table:style-name="ce11"/>
          <table:table-cell table:style-name="ce16" table:formula="of:=AVERAGE([.F3:.F24])" office:value-type="percentage" office:value="0.470541751576296" calcext:value-type="percentage">
            <text:p/>
          </table:table-cell>
          <table:table-cell table:style-name="ce11"/>
          <table:table-cell table:style-name="ce16" table:formula="of:=AVERAGE([.H3:.H24])" office:value-type="percentage" office:value="0.472891820541831" calcext:value-type="percentage">
            <text:p/>
          </table:table-cell>
          <table:table-cell table:style-name="ce11"/>
          <table:table-cell table:style-name="ce16" table:formula="of:=AVERAGE([.J3:.J24])" office:value-type="percentage" office:value="0.505954775786982" calcext:value-type="percentage">
            <text:p/>
          </table:table-cell>
          <table:table-cell table:style-name="ce11"/>
          <table:table-cell table:style-name="ce16" table:formula="of:=AVERAGE([.L3:.L24])" office:value-type="percentage" office:value="0.312472157796993" calcext:value-type="percentage">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8">00/00/0000</text:date>, <text:time style:data-style-name="N2" text:time-value="09:40:29.2516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